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.4pt" svg:y="151.17pt">
            <loext:p draw:notify-on-update-of-ranges="Sheet1.A1:Sheet1.A1 Sheet1.A2:Sheet1.A7 Sheet1.B1:Sheet1.B1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2.52pt" svg:y="413.94pt">
            <loext:p draw:notify-on-update-of-ranges="Sheet1.A1:Sheet1.A1 Sheet1.A2:Sheet1.A7 Sheet1.C1:Sheet1.C1 Sheet1.C2:Sheet1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.55pt" svg:y="677.45pt">
            <loext:p draw:notify-on-update-of-ranges="Sheet1.A1:Sheet1.A1 Sheet1.A2:Sheet1.A7 Sheet1.D1:Sheet1.D1 Sheet1.D2:Sheet1.D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13.47pt" svg:y="147.4pt">
            <loext:p draw:notify-on-update-of-ranges="Sheet1.H1:Sheet1.H1 Sheet1.H2:Sheet1.H7 Sheet1.I1:Sheet1.I1 Sheet1.I2:Sheet1.I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17.35pt" svg:y="416.95pt">
            <loext:p draw:notify-on-update-of-ranges="Sheet1.H1:Sheet1.H1 Sheet1.H2:Sheet1.H7 Sheet1.J1:Sheet1.J1 Sheet1.J2:Sheet1.J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515pt" svg:y="675.98pt">
            <loext:p draw:notify-on-update-of-ranges="Sheet1.H1:Sheet1.H1 Sheet1.H2:Sheet1.H7 Sheet1.K1:Sheet1.K1 Sheet1.K2:Sheet1.K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essage size (B)</text:p>
          </table:table-cell>
          <table:table-cell office:value-type="string" calcext:value-type="string">
            <text:p>0ms Delay</text:p>
          </table:table-cell>
          <table:table-cell office:value-type="string" calcext:value-type="string">
            <text:p>10ms Delay</text:p>
          </table:table-cell>
          <table:table-cell office:value-type="string" calcext:value-type="string">
            <text:p>100ms Delay</text:p>
          </table:table-cell>
          <table:table-cell table:number-columns-repeated="3"/>
          <table:table-cell office:value-type="string" calcext:value-type="string">
            <text:p>Message size (B)</text:p>
          </table:table-cell>
          <table:table-cell office:value-type="string" calcext:value-type="string">
            <text:p>0ms Delay</text:p>
          </table:table-cell>
          <table:table-cell office:value-type="string" calcext:value-type="string">
            <text:p>10ms Delay</text:p>
          </table:table-cell>
          <table:table-cell office:value-type="string" calcext:value-type="string">
            <text:p>100ms Del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551682" calcext:value-type="float">
            <text:p>0.020551682</text:p>
          </table:table-cell>
          <table:table-cell office:value-type="float" office:value="10.246503353" calcext:value-type="float">
            <text:p>10.246503353</text:p>
          </table:table-cell>
          <table:table-cell office:value-type="float" office:value="100.328600407" calcext:value-type="float">
            <text:p>100.32860040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889.803791781" calcext:value-type="float">
            <text:p>16889.803791781</text:p>
          </table:table-cell>
          <table:table-cell office:value-type="float" office:value="100.855477919" calcext:value-type="float">
            <text:p>100.855477919</text:p>
          </table:table-cell>
          <table:table-cell office:value-type="float" office:value="10.294815098" calcext:value-type="float">
            <text:p>10.294815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4136066" calcext:value-type="float">
            <text:p>0.024136066</text:p>
          </table:table-cell>
          <table:table-cell office:value-type="float" office:value="10.253334045" calcext:value-type="float">
            <text:p>10.253334045</text:p>
          </table:table-cell>
          <table:table-cell office:value-type="float" office:value="100.308310986" calcext:value-type="float">
            <text:p>100.308310986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816.971124381" calcext:value-type="float">
            <text:p>16816.971124381</text:p>
          </table:table-cell>
          <table:table-cell office:value-type="float" office:value="198.571093314" calcext:value-type="float">
            <text:p>198.571093314</text:p>
          </table:table-cell>
          <table:table-cell office:value-type="float" office:value="20.267132471" calcext:value-type="float">
            <text:p>20.267132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7971268" calcext:value-type="float">
            <text:p>0.027971268</text:p>
          </table:table-cell>
          <table:table-cell office:value-type="float" office:value="10.246109962" calcext:value-type="float">
            <text:p>10.246109962</text:p>
          </table:table-cell>
          <table:table-cell office:value-type="float" office:value="100.309216976" calcext:value-type="float">
            <text:p>100.30921697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6442.718991097" calcext:value-type="float">
            <text:p>16442.718991097</text:p>
          </table:table-cell>
          <table:table-cell office:value-type="float" office:value="392.505386905" calcext:value-type="float">
            <text:p>392.505386905</text:p>
          </table:table-cell>
          <table:table-cell office:value-type="float" office:value="40.19484815" calcext:value-type="float">
            <text:p>40.194848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8834343" calcext:value-type="float">
            <text:p>0.028834343</text:p>
          </table:table-cell>
          <table:table-cell office:value-type="float" office:value="10.232138634" calcext:value-type="float">
            <text:p>10.232138634</text:p>
          </table:table-cell>
          <table:table-cell office:value-type="float" office:value="100.286388397" calcext:value-type="float">
            <text:p>100.286388397</text:p>
          </table:table-cell>
          <table:table-cell table:number-columns-repeated="3"/>
          <table:table-cell office:value-type="float" office:value="8000" calcext:value-type="float">
            <text:p>8000</text:p>
          </table:table-cell>
          <table:table-cell office:value-type="float" office:value="13573.851303336" calcext:value-type="float">
            <text:p>13573.851303336</text:p>
          </table:table-cell>
          <table:table-cell office:value-type="float" office:value="737.010580251" calcext:value-type="float">
            <text:p>737.010580251</text:p>
          </table:table-cell>
          <table:table-cell office:value-type="float" office:value="79.974621136" calcext:value-type="float">
            <text:p>79.9746211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59113979" calcext:value-type="float">
            <text:p>0.059113979</text:p>
          </table:table-cell>
          <table:table-cell office:value-type="float" office:value="10.248434544" calcext:value-type="float">
            <text:p>10.248434544</text:p>
          </table:table-cell>
          <table:table-cell office:value-type="float" office:value="100.327706337" calcext:value-type="float">
            <text:p>100.327706337</text:p>
          </table:table-cell>
          <table:table-cell table:number-columns-repeated="3"/>
          <table:table-cell office:value-type="float" office:value="16000" calcext:value-type="float">
            <text:p>16000</text:p>
          </table:table-cell>
          <table:table-cell office:value-type="float" office:value="14024.269336106" calcext:value-type="float">
            <text:p>14024.269336106</text:p>
          </table:table-cell>
          <table:table-cell office:value-type="float" office:value="1244.219713716" calcext:value-type="float">
            <text:p>1244.219713716</text:p>
          </table:table-cell>
          <table:table-cell office:value-type="float" office:value="159.461522349" calcext:value-type="float">
            <text:p>159.4615223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2949777" calcext:value-type="float">
            <text:p>0.062949777</text:p>
          </table:table-cell>
          <table:table-cell office:value-type="float" office:value="10.25018692" calcext:value-type="float">
            <text:p>10.25018692</text:p>
          </table:table-cell>
          <table:table-cell office:value-type="float" office:value="100.336110592" calcext:value-type="float">
            <text:p>100.336110592</text:p>
          </table:table-cell>
          <table:table-cell table:number-columns-repeated="3"/>
          <table:table-cell office:value-type="float" office:value="32000" calcext:value-type="float">
            <text:p>32000</text:p>
          </table:table-cell>
          <table:table-cell office:value-type="float" office:value="10601.413970045" calcext:value-type="float">
            <text:p>10601.413970045</text:p>
          </table:table-cell>
          <table:table-cell office:value-type="float" office:value="2177.714096825" calcext:value-type="float">
            <text:p>2177.714096825</text:p>
          </table:table-cell>
          <table:table-cell office:value-type="float" office:value="316.333803512" calcext:value-type="float">
            <text:p>316.333803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6:27:08.503129186</meta:creation-date>
    <dc:date>2019-02-24T21:21:47.450197864</dc:date>
    <meta:editing-duration>PT22M38S</meta:editing-duration>
    <meta:editing-cycles>9</meta:editing-cycles>
    <meta:generator>LibreOffice/5.1.6.2$Linux_X86_64 LibreOffice_project/10m0$Build-2</meta:generator>
    <meta:document-statistic meta:table-count="1" meta:cell-count="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57cm" svg:y="0.316cm" chart:style-name="ch2">
          <text:p>Round Trip Time vs Message Size</text:p>
        </chart:title>
        <chart:subtitle svg:x="6.99cm" svg:y="1.275cm" chart:style-name="ch3">
          <text:p>0ms Delay</text:p>
        </chart:subtitle>
        <chart:legend chart:legend-position="end" svg:x="13.016cm" svg:y="4.201cm" style:legend-expansion="high" chart:style-name="ch4"/>
        <chart:plot-area chart:style-name="ch5" table:cell-range-address="Sheet1.A1:Sheet1.B7" chart:data-source-has-labels="row" svg:x="1.331cm" svg:y="2.138cm" svg:width="11.365cm" svg:height="5.701cm">
          <chartooo:coordinate-region svg:x="2.243cm" svg:y="2.338cm" svg:width="10.081cm" svg:height="4.854cm"/>
          <chart:axis chart:dimension="x" chart:name="primary-x" chart:style-name="ch6">
            <chart:title svg:x="5.686cm" svg:y="8.019cm" chart:style-name="ch7">
              <text:p>Message Size (B)</text:p>
            </chart:title>
          </chart:axis>
          <chart:axis chart:dimension="y" chart:name="primary-y" chart:style-name="ch6">
            <chart:title svg:x="0.451cm" svg:y="5.68cm" chart:style-name="ch8">
              <text:p>RTT (ms)</text:p>
            </chart:title>
            <chart:grid chart:style-name="ch9" chart:class="major"/>
          </chart:axis>
          <chart:series chart:style-name="ch10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ms Dela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0.020551682">
                <text:p>0.020551682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24136066">
                <text:p>0.024136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27971268">
                <text:p>0.027971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28834343">
                <text:p>0.028834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059113979">
                <text:p>0.059113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062949777">
                <text:p>0.0629497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57cm" svg:y="0.316cm" chart:style-name="ch2">
          <text:p>Round Trip Time vs Message Size</text:p>
        </chart:title>
        <chart:subtitle svg:x="6.885cm" svg:y="1.275cm" chart:style-name="ch3">
          <text:p>10ms Delay</text:p>
        </chart:subtitle>
        <chart:legend chart:legend-position="end" svg:x="12.83cm" svg:y="4.201cm" style:legend-expansion="high" chart:style-name="ch4"/>
        <chart:plot-area chart:style-name="ch5" table:cell-range-address="Sheet1.A1:Sheet1.A7 Sheet1.C1:Sheet1.C7" chart:data-source-has-labels="row" svg:x="1.331cm" svg:y="2.138cm" svg:width="11.179cm" svg:height="5.701cm">
          <chartooo:coordinate-region svg:x="2.614cm" svg:y="2.337cm" svg:width="9.524cm" svg:height="4.855cm"/>
          <chart:axis chart:dimension="x" chart:name="primary-x" chart:style-name="ch6">
            <chart:title svg:x="5.632cm" svg:y="8.019cm" chart:style-name="ch7">
              <text:p>Message Size(B)</text:p>
            </chart:title>
          </chart:axis>
          <chart:axis chart:dimension="y" chart:name="primary-y" chart:style-name="ch6">
            <chart:title svg:x="0.451cm" svg:y="5.68cm" chart:style-name="ch8">
              <text:p>RTT (ms)</text:p>
            </chart:title>
            <chart:grid chart:style-name="ch9" chart:class="major"/>
          </chart:axis>
          <chart:series chart:style-name="ch10" chart:values-cell-range-address="Sheet1.C2:Sheet1.C7" chart:label-cell-address="Sheet1.C1:Sheet1.C1" chart:class="chart:scatter">
            <chart:domain table:cell-range-address="Sheet1.A2:Sheet1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ms Dela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10.246503353">
                <text:p>10.24650335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253334045">
                <text:p>10.253334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.246109962">
                <text:p>10.246109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0.232138634">
                <text:p>10.232138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0.248434544">
                <text:p>10.248434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.25018692">
                <text:p>10.25018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57cm" svg:y="0.316cm" chart:style-name="ch2">
          <text:p>Round Trip Time vs Message Size</text:p>
        </chart:title>
        <chart:subtitle svg:x="7.334cm" svg:y="1.275cm" chart:style-name="ch3">
          <text:p>100ms</text:p>
        </chart:subtitle>
        <chart:legend chart:legend-position="end" svg:x="12.645cm" svg:y="4.201cm" style:legend-expansion="high" chart:style-name="ch4"/>
        <chart:plot-area chart:style-name="ch5" table:cell-range-address="Sheet1.A1:Sheet1.A7 Sheet1.D1:Sheet1.D7" chart:data-source-has-labels="row" svg:x="1.331cm" svg:y="2.138cm" svg:width="10.994cm" svg:height="5.701cm">
          <chartooo:coordinate-region svg:x="2.614cm" svg:y="2.337cm" svg:width="9.339cm" svg:height="4.855cm"/>
          <chart:axis chart:dimension="x" chart:name="primary-x" chart:style-name="ch6">
            <chart:title svg:x="5.501cm" svg:y="8.019cm" chart:style-name="ch7">
              <text:p>Message Size (B)</text:p>
            </chart:title>
          </chart:axis>
          <chart:axis chart:dimension="y" chart:name="primary-y" chart:style-name="ch6">
            <chart:title svg:x="0.451cm" svg:y="5.68cm" chart:style-name="ch8">
              <text:p>RTT (ms)</text:p>
            </chart:title>
            <chart:grid chart:style-name="ch9" chart:class="major"/>
          </chart:axis>
          <chart:series chart:style-name="ch10" chart:values-cell-range-address="Sheet1.D2:Sheet1.D7" chart:label-cell-address="Sheet1.D1:Sheet1.D1" chart:class="chart:scatter">
            <chart:domain table:cell-range-address="Sheet1.A2:Sheet1.A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ms Dela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100.328600407">
                <text:p>100.328600407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.308310986">
                <text:p>100.308310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0.309216976">
                <text:p>100.309216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00.286388397">
                <text:p>100.286388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00.327706337">
                <text:p>100.327706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0.336110592">
                <text:p>100.336110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33cm" svg:y="0.316cm" chart:style-name="ch2">
          <text:p>Throughput vs Message Size</text:p>
        </chart:title>
        <chart:subtitle svg:x="6.99cm" svg:y="1.275cm" chart:style-name="ch3">
          <text:p>0ms Delay</text:p>
        </chart:subtitle>
        <chart:legend chart:legend-position="end" svg:x="13.016cm" svg:y="4.201cm" style:legend-expansion="high" chart:style-name="ch4"/>
        <chart:plot-area chart:style-name="ch5" table:cell-range-address="Sheet1.H1:Sheet1.I7" chart:data-source-has-labels="row" svg:x="1.331cm" svg:y="2.138cm" svg:width="11.365cm" svg:height="5.701cm">
          <chartooo:coordinate-region svg:x="2.323cm" svg:y="2.338cm" svg:width="9.723cm" svg:height="4.854cm"/>
          <chart:axis chart:dimension="x" chart:name="primary-x" chart:style-name="ch6">
            <chart:title svg:x="5.686cm" svg:y="8.019cm" chart:style-name="ch7">
              <text:p>Message Size (B)</text:p>
            </chart:title>
          </chart:axis>
          <chart:axis chart:dimension="y" chart:name="primary-y" chart:style-name="ch6">
            <chart:title svg:x="0.451cm" svg:y="6.355cm" chart:style-name="ch8">
              <text:p>Throughput (KB/s)</text:p>
            </chart:title>
            <chart:grid chart:style-name="ch9" chart:class="major"/>
          </chart:axis>
          <chart:series chart:style-name="ch10" chart:values-cell-range-address="Sheet1.I2:Sheet1.I7" chart:label-cell-address="Sheet1.I1:Sheet1.I1" chart:class="chart:scatter">
            <chart:domain table:cell-range-address="Sheet1.H2:Sheet1.H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0ms Dela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H2:Sheet1.H7</svg:desc>
                </draw:g>
              </table:table-cell>
              <table:table-cell office:value-type="float" office:value="16889.803791781">
                <text:p>16889.803791781</text:p>
                <draw:g>
                  <svg:desc>Sheet1.I2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6816.971124381">
                <text:p>16816.971124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16442.718991097">
                <text:p>16442.718991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3573.851303336">
                <text:p>13573.851303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14024.269336106">
                <text:p>14024.269336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0601.413970045">
                <text:p>10601.4139700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33cm" svg:y="0.316cm" chart:style-name="ch2">
          <text:p>Throughput vs Message Size</text:p>
        </chart:title>
        <chart:subtitle svg:x="6.885cm" svg:y="1.275cm" chart:style-name="ch3">
          <text:p>10ms Delay</text:p>
        </chart:subtitle>
        <chart:legend chart:legend-position="end" svg:x="12.83cm" svg:y="4.201cm" style:legend-expansion="high" chart:style-name="ch4"/>
        <chart:plot-area chart:style-name="ch5" table:cell-range-address="Sheet1.H1:Sheet1.H7 Sheet1.J1:Sheet1.J7" chart:data-source-has-labels="row" svg:x="1.331cm" svg:y="2.138cm" svg:width="11.179cm" svg:height="5.701cm">
          <chartooo:coordinate-region svg:x="2.323cm" svg:y="2.337cm" svg:width="9.722cm" svg:height="4.855cm"/>
          <chart:axis chart:dimension="x" chart:name="primary-x" chart:style-name="ch6">
            <chart:title svg:x="5.593cm" svg:y="8.019cm" chart:style-name="ch7">
              <text:p>Message Size (B)</text:p>
            </chart:title>
          </chart:axis>
          <chart:axis chart:dimension="y" chart:name="primary-y" chart:style-name="ch6">
            <chart:title svg:x="0.451cm" svg:y="6.355cm" chart:style-name="ch8">
              <text:p>Throughput (KB/s)</text:p>
            </chart:title>
            <chart:grid chart:style-name="ch9" chart:class="major"/>
          </chart:axis>
          <chart:series chart:style-name="ch10" chart:values-cell-range-address="Sheet1.J2:Sheet1.J7" chart:label-cell-address="Sheet1.J1:Sheet1.J1" chart:class="chart:scatter">
            <chart:domain table:cell-range-address="Sheet1.H2:Sheet1.H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10ms Delay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H2:Sheet1.H7</svg:desc>
                </draw:g>
              </table:table-cell>
              <table:table-cell office:value-type="float" office:value="100.855477919">
                <text:p>100.855477919</text:p>
                <draw:g>
                  <svg:desc>Sheet1.J2:Sheet1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98.571093314">
                <text:p>198.571093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392.505386905">
                <text:p>392.505386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737.010580251">
                <text:p>737.010580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1244.219713716">
                <text:p>1244.219713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2177.714096825">
                <text:p>2177.7140968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33cm" svg:y="0.316cm" chart:style-name="ch2">
          <text:p>Throughput vs Message Size</text:p>
        </chart:title>
        <chart:subtitle svg:x="6.779cm" svg:y="1.275cm" chart:style-name="ch3">
          <text:p>100ms Delay</text:p>
        </chart:subtitle>
        <chart:legend chart:legend-position="end" svg:x="12.645cm" svg:y="4.201cm" style:legend-expansion="high" chart:style-name="ch4"/>
        <chart:plot-area chart:style-name="ch5" table:cell-range-address="Sheet1.H1:Sheet1.H7 Sheet1.K1:Sheet1.K7" chart:data-source-has-labels="row" svg:x="1.331cm" svg:y="2.138cm" svg:width="10.994cm" svg:height="5.701cm">
          <chartooo:coordinate-region svg:x="2.138cm" svg:y="2.338cm" svg:width="9.722cm" svg:height="4.854cm"/>
          <chart:axis chart:dimension="x" chart:name="primary-x" chart:style-name="ch6">
            <chart:title svg:x="5.501cm" svg:y="8.019cm" chart:style-name="ch7">
              <text:p>Message Size (B)</text:p>
            </chart:title>
          </chart:axis>
          <chart:axis chart:dimension="y" chart:name="primary-y" chart:style-name="ch6">
            <chart:title svg:x="0.451cm" svg:y="6.355cm" chart:style-name="ch8">
              <text:p>Throughput (KB/s)</text:p>
            </chart:title>
            <chart:grid chart:style-name="ch9" chart:class="major"/>
          </chart:axis>
          <chart:series chart:style-name="ch10" chart:values-cell-range-address="Sheet1.K2:Sheet1.K7" chart:label-cell-address="Sheet1.K1:Sheet1.K1" chart:class="chart:scatter">
            <chart:domain table:cell-range-address="Sheet1.H2:Sheet1.H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100ms Delay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H2:Sheet1.H7</svg:desc>
                </draw:g>
              </table:table-cell>
              <table:table-cell office:value-type="float" office:value="10.294815098">
                <text:p>10.294815098</text:p>
                <draw:g>
                  <svg:desc>Sheet1.K2:Sheet1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.267132471">
                <text:p>20.267132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0.19484815">
                <text:p>40.19484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79.974621136">
                <text:p>79.97462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159.461522349">
                <text:p>159.461522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316.333803512">
                <text:p>316.3338035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